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23" calcext:value-type="float">
            <text:p>823</text:p>
          </table:table-cell>
          <table:table-cell table:style-name="ce7"/>
          <table:table-cell table:formula="of:=[.E6]*([.G6]/1000)*([.H6]/1000)" office:value-type="float" office:value="0.086415" calcext:value-type="float">
            <text:p>0,086415</text:p>
          </table:table-cell>
          <table:table-cell table:formula="of:=[.J6]*[.F6]/1000" office:value-type="float" office:value="0.00259245" calcext:value-type="float">
            <text:p>0,00259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86415" calcext:value-type="float">
            <text:p>0,0864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5455" calcext:value-type="float">
            <text:p>0,105455</text:p>
          </table:table-cell>
          <table:table-cell table:formula="of:=[.J37]*[.F37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5455" calcext:value-type="float">
            <text:p>0,105455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5455" calcext:value-type="float">
            <text:p>0,105455</text:p>
          </table:table-cell>
          <table:table-cell table:formula="of:=[.J38]*[.F38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5455" calcext:value-type="float">
            <text:p>0,105455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17" calcext:value-type="float">
            <text:p>0,0917</text:p>
          </table:table-cell>
          <table:table-cell table:formula="of:=[.J39]*[.F39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917" calcext:value-type="float">
            <text:p>0,0917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4995" calcext:value-type="float">
            <text:p>0,104995</text:p>
          </table:table-cell>
          <table:table-cell table:formula="of:=[.J59]*[.F59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104995" calcext:value-type="float">
            <text:p>0,10499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4995" calcext:value-type="float">
            <text:p>0,104995</text:p>
          </table:table-cell>
          <table:table-cell table:formula="of:=[.J60]*[.F60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104995" calcext:value-type="float">
            <text:p>0,10499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  <table:table-cell table:style-name="ce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48" calcext:value-type="float">
            <text:p>0,4048</text:p>
          </table:table-cell>
          <table:table-cell table:formula="of:=[.J110]*[.F110]/1000" office:value-type="float" office:value="0.012144" calcext:value-type="float">
            <text:p>0,0121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48" calcext:value-type="float">
            <text:p>0,404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66" calcext:value-type="float">
            <text:p>0,406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087495" calcext:value-type="float">
            <text:p>0,087495</text:p>
          </table:table-cell>
          <table:table-cell table:formula="of:=IF(AND([.$H139]&lt;[.T$4];[.$L139]=&quot;Hêtre 45&quot;);[.$G139]*[.$E139];0)" office:value-type="float" office:value="95" calcext:value-type="float">
            <text:p>9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0921" calcext:value-type="float">
            <text:p>0,0921</text:p>
          </table:table-cell>
          <table:table-cell table:formula="of:=IF(AND([.$H140]&lt;[.T$4];[.$L140]=&quot;Hêtre 45&quot;);[.$G140]*[.$E140];0)" office:value-type="float" office:value="100" calcext:value-type="float">
            <text:p>100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1448" calcext:value-type="float">
            <text:p>0,11448</text:p>
          </table:table-cell>
          <table:table-cell table:formula="of:=IF(AND([.$H141]&gt;=[.T$4];[.$H141]&lt;[.R$4];[.$L141]=&quot;Hêtre 45&quot;);[.$G141]*[.$E141];0)" office:value-type="float" office:value="90" calcext:value-type="float">
            <text:p>9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1448" calcext:value-type="float">
            <text:p>0,11448</text:p>
          </table:table-cell>
          <table:table-cell table:formula="of:=IF(AND([.$H142]&gt;=[.T$4];[.$H142]&lt;[.R$4];[.$L142]=&quot;Hêtre 45&quot;);[.$G142]*[.$E142];0)" office:value-type="float" office:value="90" calcext:value-type="float">
            <text:p>9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76" calcext:value-type="float">
            <text:p>0,01676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76" calcext:value-type="float">
            <text:p>0,01676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29" calcext:value-type="float">
            <text:p>0,0329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  <table:table-cell table:style-name="ce7" table:formula="of:=[.H157]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6" calcext:value-type="float">
            <text:p>0,406</text:p>
          </table:table-cell>
          <table:table-cell table:formula="of:=[.J166]*[.F166]/1000" office:value-type="float" office:value="0.01218" calcext:value-type="float">
            <text:p>0,0121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6" calcext:value-type="float">
            <text:p>0,406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08702" calcext:value-type="float">
            <text:p>0,08702</text:p>
          </table:table-cell>
          <table:table-cell table:formula="of:=[.J167]*[.F167]/1000" office:value-type="float" office:value="0.0026106" calcext:value-type="float">
            <text:p>0,002610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08702" calcext:value-type="float">
            <text:p>0,08702</text:p>
          </table:table-cell>
          <table:table-cell table:formula="of:=IF(AND([.$H167]&lt;[.T$4];[.$L167]=&quot;Hêtre 45&quot;);[.$G167]*[.$E167];0)" office:value-type="float" office:value="95" calcext:value-type="float">
            <text:p>9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0916" calcext:value-type="float">
            <text:p>0,0916</text:p>
          </table:table-cell>
          <table:table-cell table:formula="of:=[.J168]*[.F168]/1000" office:value-type="float" office:value="0.002748" calcext:value-type="float">
            <text:p>0,00274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0916" calcext:value-type="float">
            <text:p>0,0916</text:p>
          </table:table-cell>
          <table:table-cell table:formula="of:=IF(AND([.$H168]&lt;[.T$4];[.$L168]=&quot;Hêtre 45&quot;);[.$G168]*[.$E168];0)" office:value-type="float" office:value="100" calcext:value-type="float">
            <text:p>10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45" calcext:value-type="float">
            <text:p>1545</text:p>
          </table:table-cell>
          <table:table-cell table:style-name="ce7" table:formula="of:=[.H158]-2*30-2*2-[.H169]" office:value-type="float" office:value="-629" calcext:value-type="float">
            <text:p>-629</text:p>
          </table:table-cell>
          <table:table-cell table:formula="of:=[.E169]*([.G169]/1000)*([.H169]/1000)" office:value-type="float" office:value="0.13905" calcext:value-type="float">
            <text:p>0,13905</text:p>
          </table:table-cell>
          <table:table-cell table:formula="of:=[.J169]*[.F169]/1000" office:value-type="float" office:value="0.0041715" calcext:value-type="float">
            <text:p>0,00417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.13905" calcext:value-type="float">
            <text:p>0,13905</text:p>
          </table:table-cell>
          <table:table-cell table:formula="of:=IF(AND([.$H169]&gt;=[.R$4];[.$H169]&lt;[.P$4];[.$L169]=&quot;Hêtre 45&quot;);[.$G169]*[.$E169];0)" office:value-type="float" office:value="90" calcext:value-type="float">
            <text:p>90</text:p>
          </table:table-cell>
          <table:table-cell table:style-name="ce16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115" calcext:value-type="float">
            <text:p>1115</text:p>
          </table:table-cell>
          <table:table-cell table:style-name="ce7" table:formula="of:=[.H158]-2*30-2*2-[.H170]" office:value-type="float" office:value="-199" calcext:value-type="float">
            <text:p>-199</text:p>
          </table:table-cell>
          <table:table-cell table:formula="of:=[.E170]*([.G170]/1000)*([.H170]/1000)" office:value-type="float" office:value="0.10035" calcext:value-type="float">
            <text:p>0,10035</text:p>
          </table:table-cell>
          <table:table-cell table:formula="of:=[.J170]*[.F170]/1000" office:value-type="float" office:value="0.0030105" calcext:value-type="float">
            <text:p>0,0030105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0035" calcext:value-type="float">
            <text:p>0,10035</text:p>
          </table:table-cell>
          <table:table-cell table:formula="of:=IF(AND([.$H170]&gt;=[.T$4];[.$H170]&lt;[.R$4];[.$L170]=&quot;Hêtre 45&quot;);[.$G170]*[.$E170];0)" office:value-type="float" office:value="90" calcext:value-type="float">
            <text:p>9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0" calcext:value-type="float">
            <text:p>1120</text:p>
          </table:table-cell>
          <table:table-cell table:style-name="ce7"/>
          <table:table-cell table:formula="of:=[.E172]*([.G172]/1000)*([.H172]/1000)" office:value-type="float" office:value="0.0224" calcext:value-type="float">
            <text:p>0,0224</text:p>
          </table:table-cell>
          <table:table-cell table:formula="of:=[.J172]*[.F172]/1000" office:value-type="float" office:value="0.000336" calcext:value-type="float">
            <text:p>0,0003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 table:style-name="ce7"/>
          <table:table-cell table:formula="of:=[.E173]*([.G173]/1000)*([.H173]/1000)" office:value-type="float" office:value="0.0134" calcext:value-type="float">
            <text:p>0,0134</text:p>
          </table:table-cell>
          <table:table-cell table:formula="of:=[.J173]*[.F173]/1000" office:value-type="float" office:value="0.000201" calcext:value-type="float">
            <text:p>0,00020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4" calcext:value-type="float">
            <text:p>0,0134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07" calcext:value-type="float">
            <text:p>1607</text:p>
          </table:table-cell>
          <table:table-cell table:style-name="ce7"/>
          <table:table-cell table:formula="of:=[.E174]*([.G174]/1000)*([.H174]/1000)" office:value-type="float" office:value="0.03214" calcext:value-type="float">
            <text:p>0,03214</text:p>
          </table:table-cell>
          <table:table-cell table:formula="of:=[.J174]*[.F174]/1000" office:value-type="float" office:value="0.0004821" calcext:value-type="float">
            <text:p>0,00048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214" calcext:value-type="float">
            <text:p>0,03214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85" calcext:value-type="float">
            <text:p>1385</text:p>
          </table:table-cell>
          <table:table-cell table:style-name="ce7"/>
          <table:table-cell table:formula="of:=[.E176]*([.G176]/1000)*([.H176]/1000)" office:value-type="float" office:value="0.0277" calcext:value-type="float">
            <text:p>0,0277</text:p>
          </table:table-cell>
          <table:table-cell table:formula="of:=[.J176]*[.F176]/1000" office:value-type="float" office:value="0.0004155" calcext:value-type="float">
            <text:p>0,000415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59" calcext:value-type="float">
            <text:p>1259</text:p>
          </table:table-cell>
          <table:table-cell table:style-name="ce7"/>
          <table:table-cell table:formula="of:=[.E177]*([.G177]/1000)*([.H177]/1000)" office:value-type="float" office:value="0.02518" calcext:value-type="float">
            <text:p>0,02518</text:p>
          </table:table-cell>
          <table:table-cell table:formula="of:=[.J177]*[.F177]/1000" office:value-type="float" office:value="0.0003777" calcext:value-type="float">
            <text:p>0,000377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style-name="ce7"/>
          <table:table-cell table:formula="of:=[.E178]*([.G178]/1000)*([.H178]/1000)" office:value-type="float" office:value="0.0042" calcext:value-type="float">
            <text:p>0,0042</text:p>
          </table:table-cell>
          <table:table-cell table:formula="of:=[.J178]*[.F178]/1000" office:value-type="float" office:value="0.000063" calcext:value-type="float">
            <text:p>6,3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2" calcext:value-type="float">
            <text:p>0,0042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 table:style-name="ce7"/>
          <table:table-cell table:formula="of:=[.E179]*([.G179]/1000)*([.H179]/1000)" office:value-type="float" office:value="0.01434" calcext:value-type="float">
            <text:p>0,01434</text:p>
          </table:table-cell>
          <table:table-cell table:formula="of:=[.J179]*[.F179]/1000" office:value-type="float" office:value="0.0002151" calcext:value-type="float">
            <text:p>0,000215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434" calcext:value-type="float">
            <text:p>0,01434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table:style-name="ce7"/>
          <table:table-cell table:formula="of:=[.E180]*([.G180]/1000)*([.H180]/1000)" office:value-type="float" office:value="0.02002" calcext:value-type="float">
            <text:p>0,02002</text:p>
          </table:table-cell>
          <table:table-cell table:formula="of:=[.J180]*[.F180]/1000" office:value-type="float" office:value="0.0003003" calcext:value-type="float">
            <text:p>0,0003003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20" calcext:value-type="float">
            <text:p>20</text:p>
          </table:table-cell>
          <table:table-cell table:style-name="ce16" table:formula="of:=IF(AND([.H180]&lt;[.AB$4];[.L180]=&quot;Hêtre 27&quot;);[.$J180];0)" office:value-type="float" office:value="0" calcext:value-type="float">
            <text:p>0</text:p>
          </table:table-cell>
          <table:table-cell table:formula="of:=IF(AND([.$H180]&lt;[.AB$4];[.$L180]=&quot;Hêtre 27&quot;);[.$G180]*[.$E180];0)" office:value-type="float" office:value="0" calcext:value-type="float">
            <text:p>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1" calcext:value-type="float">
            <text:p>1</text:p>
          </table:table-cell>
          <table:table-cell table:formula="of:=ROUNDUP(SUM([$Eclaté.Q5:$Eclaté.Q184])*1.1)/1000" office:value-type="float" office:value="0.099" calcext:value-type="float">
            <text:p>0,0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627" calcext:value-type="float">
            <text:p>0,62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783" calcext:value-type="float">
            <text:p>2,78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666" calcext:value-type="float">
            <text:p>6,66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4" calcext:value-type="float">
            <text:p>0,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3" calcext:value-type="float">
            <text:p>1,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ce21"/>
        <table:table-column table:style-name="co21" table:default-cell-style-name="ce21"/>
        <table:table-column table:style-name="co20" table:default-cell-style-name="Default"/>
        <table:table-column table:style-name="co10" table:number-columns-repeated="6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23" calcext:value-type="float">
            <text:p>823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873" calcext:value-type="float">
            <text:p>873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26" calcext:value-type="float">
            <text:p>2126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79" calcext:value-type="float">
            <text:p>2079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14]-[.N14]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17" calcext:value-type="float">
            <text:p>917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67" calcext:value-type="float">
            <text:p>967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5]-[.N15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17" calcext:value-type="float">
            <text:p>917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67" calcext:value-type="float">
            <text:p>967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6]-[.N16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17" calcext:value-type="float">
            <text:p>917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67" calcext:value-type="float">
            <text:p>967</text:p>
          </table:table-cell>
          <table:table-cell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7]-[.N17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81" calcext:value-type="float">
            <text:p>981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31" calcext:value-type="float">
            <text:p>1031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8]-[.N18]" office:value-type="float" office:value="1" calcext:value-type="float">
            <text:p>1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formula="of:=[.E22]+50" office:value-type="float" office:value="2125" calcext:value-type="float">
            <text:p>2125</text:p>
          </table:table-cell>
          <table:table-cell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formula="of:=[.E23]+50" office:value-type="float" office:value="2078" calcext:value-type="float">
            <text:p>2078</text:p>
          </table:table-cell>
          <table:table-cell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3" calcext:value-type="float">
            <text:p>913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formula="of:=[.E24]+50" office:value-type="float" office:value="963" calcext:value-type="float">
            <text:p>963</text:p>
          </table:table-cell>
          <table:table-cell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/>
          <table:table-cell table:style-name="ce21" office:value-type="string" calcext:value-type="string">
            <text:p>Note : sac SCIURE ?</text:p>
          </table:table-cell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3" calcext:value-type="float">
            <text:p>913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formula="of:=[.E25]+50" office:value-type="float" office:value="963" calcext:value-type="float">
            <text:p>963</text:p>
          </table:table-cell>
          <table:table-cell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formula="of:=[.E26]+50" office:value-type="float" office:value="1129" calcext:value-type="float">
            <text:p>1129</text:p>
          </table:table-cell>
          <table:table-cell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77" calcext:value-type="float">
            <text:p>977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formula="of:=[.E27]+50" office:value-type="float" office:value="1027" calcext:value-type="float">
            <text:p>1027</text:p>
          </table:table-cell>
          <table:table-cell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1" calcext:value-type="float">
            <text:p>2071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formula="of:=[.E31]+50" office:value-type="float" office:value="2121" calcext:value-type="float">
            <text:p>2121</text:p>
          </table:table-cell>
          <table:table-cell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4" calcext:value-type="float">
            <text:p>2024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formula="of:=[.E32]+50" office:value-type="float" office:value="2074" calcext:value-type="float">
            <text:p>2074</text:p>
          </table:table-cell>
          <table:table-cell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formula="of:=[.E33]+50" office:value-type="float" office:value="969" calcext:value-type="float">
            <text:p>969</text:p>
          </table:table-cell>
          <table:table-cell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formula="of:=[.E34]+50" office:value-type="float" office:value="969" calcext:value-type="float">
            <text:p>969</text:p>
          </table:table-cell>
          <table:table-cell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formula="of:=[.E35]+50" office:value-type="float" office:value="1380" calcext:value-type="float">
            <text:p>1380</text:p>
          </table:table-cell>
          <table:table-cell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formula="of:=[.E36]+50" office:value-type="float" office:value="1380" calcext:value-type="float">
            <text:p>1380</text:p>
          </table:table-cell>
          <table:table-cell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formula="of:=[.E37]+50" office:value-type="float" office:value="1033" calcext:value-type="float">
            <text:p>1033</text:p>
          </table:table-cell>
          <table:table-cell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08:58:23.420305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6-09T16:25:05.385726426</dc:date>
    <meta:editing-duration>P2DT51M21S</meta:editing-duration>
    <meta:editing-cycles>252</meta:editing-cycles>
    <meta:generator>LibreOffice/7.0.4.2$Linux_X86_64 LibreOffice_project/00$Build-2</meta:generator>
    <meta:document-statistic meta:table-count="4" meta:cell-count="6327" meta:object-count="0"/>
  </office:meta>
</office:document-meta>
</file>